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c39c" officeooo:paragraph-rsid="0013c3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20:12:04.860334815</meta:creation-date>
    <dc:date>2021-01-13T20:12:23.871774459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6.4.6.2$Linux_X86_64 LibreOffice_project/40$Build-2</meta:generator>
  </office:meta>
</office:document-meta>
</file>